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db39" officeooo:paragraph-rsid="0000db39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0db39" officeooo:paragraph-rsid="0000d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P</text:p>
      <text:p text:style-name="P1">Culture entreprise</text:p>
      <text:p text:style-name="P1"/>
      <text:p text:style-name="P1"/>
      <text:p text:style-name="P2">Faire un diapo pour présenter la culture d’entreprise</text:p>
      <text:p text:style-name="P2"/>
      <text:p text:style-name="P2">1ère partie : définir culture d’entreprise</text:p>
      <text:p text:style-name="P2"/>
      <text:p text:style-name="P2">2ème partie : présenter 3 entreprises dont une avec une forte culture entreprise, une avec une faible cultutre d’entreprise et une intermédiaire, à définir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03:51.602163898</meta:creation-date>
    <dc:date>2023-04-28T16:06:33.615528671</dc:date>
    <meta:editing-duration>PT2M43S</meta:editing-duration>
    <meta:editing-cycles>1</meta:editing-cycles>
    <meta:generator>LibreOffice/7.5.2.2$Linux_X86_64 LibreOffice_project/50$Build-2</meta:generator>
    <meta:document-statistic meta:table-count="0" meta:image-count="0" meta:object-count="0" meta:page-count="1" meta:paragraph-count="5" meta:word-count="41" meta:character-count="272" meta:non-whitespace-character-count="235"/>
  </office:meta>
</office:document-meta>
</file>